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71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146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69" style:family="table-cell" style:parent-style-name="Default">
      <style:table-cell-properties fo:background-color="#ffffd7" fo:border="0.74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5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0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617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2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3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700" style:family="table-cell" style:parent-style-name="Default">
      <style:text-properties style:font-name="Avenir2" fo:font-style="normal" style:font-style-asian="normal" style:font-style-complex="normal"/>
    </style:style>
    <style:style style:name="ce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7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5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7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0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2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2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6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2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50" style:family="table-cell" style:parent-style-name="Default">
      <style:table-cell-properties style:vertical-align="middle"/>
      <style:text-properties style:use-window-font-color="true" style:font-name="Avenir2"/>
    </style:style>
    <style:style style:name="ce18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" fo:font-weight="bold"/>
    </style:style>
    <style:style style:name="ce190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" fo:font-weight="normal"/>
    </style:style>
    <style:style style:name="ce190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" fo:font-weight="bold"/>
    </style:style>
    <style:style style:name="ce190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0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5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74" style:family="table-cell" style:parent-style-name="Default">
      <style:table-cell-properties fo:border="0.06pt solid #000000" style:vertical-align="middle"/>
      <style:text-properties style:font-name="Avenir2"/>
    </style:style>
    <style:style style:name="ce16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7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7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8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7">
          <table:help-message table:title="Ne módosítsd!" table:display="true">
            <text:p>A program számolja!</text:p>
          </table:help-message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átterek.A17">
          <table:help-message table:display="true"/>
          <table:error-message table:message-type="stop" table:display="true"/>
        </table:content-validation>
        <table:content-validation table:name="val100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6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7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3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8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423"/>
        <table:table-column table:style-name="co16" table:default-cell-style-name="ce423"/>
        <table:table-column table:style-name="co17" table:default-cell-style-name="ce423"/>
        <table:table-column table:style-name="co18" table:default-cell-style-name="ce423"/>
        <table:table-column table:style-name="co5" table:default-cell-style-name="ce423"/>
        <table:table-column table:style-name="co19" table:default-cell-style-name="ce423"/>
        <table:table-column table:style-name="co20" table:default-cell-style-name="ce423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2" table:style-name="ce423"/>
          <table:covered-table-cell table:number-columns-repeated="2"/>
          <table:covered-table-cell table:style-name="ce423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28"/>
          <table:covered-table-cell table:style-name="ce540"/>
          <table:covered-table-cell table:style-name="ce570"/>
          <table:covered-table-cell table:style-name="ce59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423"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0" table:number-columns-spanned="5" table:number-rows-spanned="1"/>
          <table:covered-table-cell table:style-name="ce423"/>
          <table:covered-table-cell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95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95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0" table:number-columns-spanned="5" table:number-rows-spanned="1"/>
          <table:covered-table-cell table:style-name="ce423"/>
          <table:covered-table-cell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6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4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6" table:content-validation-name="val58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5">
          <table:table-cell table:style-name="ce407" table:content-validation-name="val58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6" table:content-validation-name="val58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6" table:content-validation-name="val58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6" table:content-validation-name="val58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693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6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142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142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142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142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3" table:content-validation-name="val89"/>
          <table:covered-table-cell table:style-name="ce533" table:content-validation-name="val91"/>
          <table:table-cell table:style-name="ce261" table:content-validation-name="val92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18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6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 table:style-name="ce423"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50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6">
          <table:table-cell table:style-name="ce419" table:content-validation-name="val78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6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5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700"/>
        <table:table-column table:style-name="co27" table:default-cell-style-name="ce700"/>
        <table:table-column table:style-name="co28" table:default-cell-style-name="ce700"/>
        <table:table-column table:style-name="co29" table:default-cell-style-name="ce700"/>
        <table:table-column table:style-name="co30" table:number-columns-repeated="5" table:default-cell-style-name="ce700"/>
        <table:table-column table:style-name="co31" table:default-cell-style-name="ce700"/>
        <table:table-column table:style-name="co14" table:default-cell-style-name="ce700"/>
        <table:table-column table:style-name="co32" table:default-cell-style-name="ce700"/>
        <table:table-column table:style-name="co33" table:default-cell-style-name="ce700"/>
        <table:table-column table:style-name="co34" table:default-cell-style-name="ce700"/>
        <table:table-column table:style-name="co35" table:default-cell-style-name="ce700"/>
        <table:table-column table:style-name="co36" table:default-cell-style-name="ce894"/>
        <table:table-column table:style-name="co37" table:default-cell-style-name="ce909"/>
        <table:table-column table:style-name="co38" table:default-cell-style-name="ce700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7"/>
          <table:covered-table-cell table:number-columns-repeated="5" table:style-name="ce706"/>
          <table:covered-table-cell table:number-columns-repeated="2" table:style-name="ce617"/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4">
          <table:table-cell table:style-name="ce617"/>
          <table:table-cell table:style-name="ce617" table:number-columns-spanned="6" table:number-rows-spanned="1"/>
          <table:covered-table-cell table:number-columns-repeated="5" table:style-name="ce617"/>
          <table:table-cell table:style-name="ce617" table:number-columns-repeated="8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7">
          <table:table-cell table:style-name="ce431"/>
          <table:table-cell table:style-name="ce701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1" table:content-validation-name="val133" office:value-type="string" calcext:value-type="string">
            <text:p>Módosítók</text:p>
          </table:table-cell>
          <table:table-cell table:style-name="ce701" table:content-validation-name="val140" office:value-type="string" calcext:value-type="string">
            <text:p>Összesen</text:p>
          </table:table-cell>
          <table:table-cell table:style-name="ce617"/>
          <table:table-cell table:style-name="ce812" office:value-type="string" calcext:value-type="string" table:number-columns-spanned="2" table:number-rows-spanned="1">
            <text:p>Összesen felvett HM:</text:p>
          </table:table-cell>
          <table:covered-table-cell table:style-name="ce617"/>
          <table:table-cell table:style-name="ce790" table:content-validation-name="val166" table:formula="of:=SUM([.B5:.B6])" office:value-type="float" office:value="0" calcext:value-type="float">
            <text:p>0 HM</text:p>
          </table:table-cell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761" table:content-validation-name="val122" office:value-type="float" office:value="10" calcext:value-type="float">
            <text:p>10</text:p>
          </table:table-cell>
          <table:table-cell table:style-name="ce761" table:content-validation-name="val13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6" table:content-validation-name="val141" table:formula="of:=[.C4]+[.D4]" office:value-type="float" office:value="15" calcext:value-type="float">
            <text:p>15</text:p>
          </table:table-cell>
          <table:table-cell table:style-name="ce617"/>
          <table:table-cell table:style-name="ce812" office:value-type="string" calcext:value-type="string" table:number-columns-spanned="2" table:number-rows-spanned="1">
            <text:p>Max felvehető HM:</text:p>
          </table:table-cell>
          <table:covered-table-cell table:style-name="ce617"/>
          <table:table-cell table:style-name="ce1003" table:content-validation-name="val167" table:formula="of:=[Data.C19]*[Alapértékek.D8]" office:value-type="float" office:value="30" calcext:value-type="float">
            <text:p>30 HM</text:p>
          </table:table-cell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7" office:value-type="float" office:value="0" calcext:value-type="float">
            <text:p>0</text:p>
          </table:table-cell>
          <table:table-cell table:style-name="ce761" table:content-validation-name="val122" office:value-type="float" office:value="20" calcext:value-type="float">
            <text:p>20</text:p>
          </table:table-cell>
          <table:table-cell table:style-name="ce761" table:content-validation-name="val135" table:formula="of:=2*([Alapértékek.$C$18]+[Alapértékek.$C$20]+[Alapértékek.$C$21])" office:value-type="float" office:value="0" calcext:value-type="float">
            <text:p>0</text:p>
          </table:table-cell>
          <table:table-cell table:style-name="ce846" table:content-validation-name="val142" table:formula="of:=[.C5]+[.B5]+[.D5]" office:value-type="float" office:value="20" calcext:value-type="float">
            <text:p>20</text:p>
          </table:table-cell>
          <table:table-cell table:style-name="ce617" table:number-columns-repeated="5"/>
          <table:table-cell/>
          <table:table-cell table:style-name="ce617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8" office:value-type="float" office:value="0" calcext:value-type="float">
            <text:p>0</text:p>
          </table:table-cell>
          <table:table-cell table:style-name="ce761" table:content-validation-name="val122" office:value-type="float" office:value="120" calcext:value-type="float">
            <text:p>120</text:p>
          </table:table-cell>
          <table:table-cell table:style-name="ce761" table:content-validation-name="val136" table:formula="of:=2*([Alapértékek.$C$20]+[Alapértékek.$C$21])" office:value-type="float" office:value="0" calcext:value-type="float">
            <text:p>0</text:p>
          </table:table-cell>
          <table:table-cell table:style-name="ce846" table:content-validation-name="val143" table:formula="of:=[.C6]+[.B6]+[.D6]" office:value-type="float" office:value="120" calcext:value-type="float">
            <text:p>120</text:p>
          </table:table-cell>
          <table:table-cell table:style-name="ce617" table:number-columns-repeated="5"/>
          <table:table-cell/>
          <table:table-cell table:style-name="ce617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7">
          <table:table-cell table:style-name="ce617" table:number-columns-repeated="6"/>
          <table:table-cell table:style-name="ce812" office:value-type="string" calcext:value-type="string" table:number-columns-spanned="2" table:number-rows-spanned="1">
            <text:p>Össz felvett CM:</text:p>
          </table:table-cell>
          <table:covered-table-cell table:style-name="ce617"/>
          <table:table-cell table:style-name="ce792" table:content-validation-name="val110" table:formula="of:=[.B8]" office:value-type="float" office:value="0" calcext:value-type="float">
            <text:p>0 HM</text:p>
          </table:table-cell>
          <table:table-cell table:style-name="ce617"/>
          <table:table-cell/>
          <table:table-cell table:style-name="ce617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9" office:value-type="float" office:value="0" calcext:value-type="float">
            <text:p>0</text:p>
          </table:table-cell>
          <table:table-cell table:style-name="ce761" table:content-validation-name="val123" table:formula="of:=[Data.C16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0" calcext:value-type="float">
            <text:p>0</text:p>
          </table:table-cell>
          <table:table-cell table:style-name="ce846" table:content-validation-name="val144" table:formula="of:=[.C8]+[.B8]+[.D8]" office:value-type="float" office:value="-30" calcext:value-type="float">
            <text:p>-30</text:p>
          </table:table-cell>
          <table:table-cell table:style-name="ce617"/>
          <table:table-cell table:style-name="ce812" office:value-type="string" calcext:value-type="string" table:number-columns-spanned="2" table:number-rows-spanned="1">
            <text:p>Max felvehető CM:</text:p>
          </table:table-cell>
          <table:covered-table-cell table:style-name="ce617"/>
          <table:table-cell table:style-name="ce1003" table:content-validation-name="val168" table:formula="of:=[Data.C22]*[Alapértékek.$D$8]" office:value-type="float" office:value="20" calcext:value-type="float">
            <text:p>20 HM</text:p>
          </table:table-cell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17" table:number-columns-spanned="9" table:number-rows-spanned="1"/>
          <table:covered-table-cell table:number-columns-repeated="5" table:style-name="ce706"/>
          <table:covered-table-cell table:number-columns-repeated="3" table:style-name="ce617"/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425" calcext:value-type="float">
            <text:p>425</text:p>
          </table:table-cell>
          <table:table-cell table:style-name="ce617"/>
          <table:table-cell table:style-name="ce812" office:value-type="string" calcext:value-type="string">
            <text:p>KP HM-re:</text:p>
          </table:table-cell>
          <table:table-cell table:style-name="ce1132" table:content-validation-name="val145" table:formula="of:=[.I3]*[Data.C18]+[.I7]*[Data.C21]" office:value-type="float" office:value="0" calcext:value-type="float">
            <text:p>0 KP</text:p>
          </table:table-cell>
          <table:table-cell table:style-name="ce617"/>
          <table:table-cell table:style-name="ce812" office:value-type="string" calcext:value-type="string" table:number-columns-spanned="2" table:number-rows-spanned="1">
            <text:p>Átlag HM</text:p>
          </table:table-cell>
          <table:covered-table-cell table:style-name="ce617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24"/>
          <table:table-cell table:style-name="ce624" table:number-columns-spanned="6" table:number-rows-spanned="1"/>
          <table:covered-table-cell table:number-columns-repeated="5" table:style-name="ce624"/>
          <table:table-cell table:style-name="ce624" table:number-columns-repeated="5"/>
          <table:table-cell table:style-name="Default" table:number-columns-repeated="5"/>
          <table:table-cell table:style-name="ce62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7"/>
          <table:table-cell/>
          <table:table-cell table:style-name="ce617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2" table:content-validation-name="val124" office:value-type="string" calcext:value-type="string">
            <text:p>Szint</text:p>
          </table:table-cell>
          <table:table-cell table:style-name="ce762" office:value-type="string" calcext:value-type="string">
            <text:p>KÉ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</text:p>
          </table:table-cell>
          <table:table-cell table:style-name="ce762" table:content-validation-name="val154" office:value-type="string" calcext:value-type="string">
            <text:p>Harckeret</text:p>
          </table:table-cell>
          <table:table-cell table:style-name="ce7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617" table:number-columns-repeated="2"/>
          <table:table-cell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10">
          <table:table-cell table:style-name="ce624" table:number-columns-spanned="9" table:number-rows-spanned="1"/>
          <table:covered-table-cell table:number-columns-repeated="7" table:style-name="ce624"/>
          <table:covered-table-cell table:style-name="ce1009"/>
          <table:table-cell table:style-name="ce624"/>
          <table:table-cell table:style-name="ce840"/>
          <table:table-cell/>
          <table:table-cell table:style-name="Default" table:number-columns-repeated="5"/>
          <table:table-cell table:style-name="ce62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7"/>
          <table:covered-table-cell table:number-columns-repeated="5" table:style-name="ce580"/>
          <table:covered-table-cell table:style-name="ce717"/>
          <table:covered-table-cell table:style-name="ce94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637" table:content-validation-name="val58" office:value-type="string" calcext:value-type="string">
            <text:p>Fegyver</text:p>
          </table:table-cell>
          <table:table-cell table:style-name="ce720" table:content-validation-name="val58" office:value-type="string" calcext:value-type="string">
            <text:p>Sebesség</text:p>
          </table:table-cell>
          <table:table-cell table:style-name="ce77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Komment</text:p>
          </table:table-cell>
          <table:covered-table-cell table:style-name="ce730"/>
          <table:table-cell table:style-name="ce624"/>
          <table:table-cell table:style-name="ce840"/>
          <table:table-cell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6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C$34])" office:value-type="float" office:value="5" calcext:value-type="float">
            <text:p>5</text:p>
          </table:table-cell>
          <table:table-cell table:style-name="ce782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5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6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C$34])" office:value-type="string" office:string-value="N/A" calcext:value-type="string">
            <text:p>N/A</text:p>
          </table:table-cell>
          <table:table-cell table:style-name="ce782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6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640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C$34])" office:value-type="string" office:string-value="N/A" calcext:value-type="string">
            <text:p>N/A</text:p>
          </table:table-cell>
          <table:table-cell table:style-name="ce782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6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C$34])" office:value-type="string" office:string-value="N/A" calcext:value-type="string">
            <text:p>N/A</text:p>
          </table:table-cell>
          <table:table-cell table:style-name="ce782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6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C$34])" office:value-type="string" office:string-value="N/A" calcext:value-type="string">
            <text:p>N/A</text:p>
          </table:table-cell>
          <table:table-cell table:style-name="ce782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6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C$34])" office:value-type="string" office:string-value="N/A" calcext:value-type="string">
            <text:p>N/A</text:p>
          </table:table-cell>
          <table:table-cell table:style-name="ce782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7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6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4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4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6]" office:value-type="float" office:value="0" calcext:value-type="float">
            <text:p>0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706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0"/>
          <table:table-cell table:style-name="ce624"/>
          <table:table-cell table:style-name="Default" table:number-columns-repeated="3"/>
          <table:table-cell table:style-name="ce840"/>
          <table:table-cell table:style-name="ce706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37" table:content-validation-name="val99" office:value-type="string" calcext:value-type="string">
            <text:p>Távolsági fegyver</text:p>
          </table:table-cell>
          <table:table-cell table:style-name="ce720" table:content-validation-name="val58" office:value-type="string" calcext:value-type="string">
            <text:p>Sebesség</text:p>
          </table:table-cell>
          <table:table-cell table:style-name="ce77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79" office:value-type="string" calcext:value-type="string">
            <text:p>SP</text:p>
          </table:table-cell>
          <table:table-cell table:style-name="ce779" office:value-type="string" calcext:value-type="string" table:number-columns-spanned="2" table:number-rows-spanned="1">
            <text:p>Hatótáv + Komment</text:p>
          </table:table-cell>
          <table:covered-table-cell table:style-name="ce730"/>
          <table:table-cell table:style-name="ce624"/>
          <table:table-cell table:style-name="Default" table:number-columns-repeated="3"/>
          <table:table-cell table:style-name="ce840"/>
          <table:table-cell table:style-name="ce617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39" table:content-validation-name="val100"/>
          <table:table-cell table:style-name="ce512" table:content-validation-name="val111" table:formula="of:=VLOOKUP([.$A34];tavolsagi_fegyverek_all;12;0)" office:value-type="string" office:string-value="" calcext:value-type="error">
            <text:p>#N/A</text:p>
          </table:table-cell>
          <table:table-cell table:style-name="ce782" table:content-validation-name="val127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7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40" table:content-validation-name="val100"/>
          <table:table-cell table:style-name="ce512" table:content-validation-name="val111" table:formula="of:=VLOOKUP([.$A35];tavolsagi_fegyverek_all;12;0)" office:value-type="string" office:string-value="" calcext:value-type="error">
            <text:p>#N/A</text:p>
          </table:table-cell>
          <table:table-cell table:style-name="ce782" table:content-validation-name="val128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7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6"/>
          <table:covered-table-cell/>
          <table:covered-table-cell table:style-name="ce617"/>
          <table:covered-table-cell table:style-name="ce794"/>
          <table:table-cell table:style-name="ce617"/>
          <table:table-cell table:style-name="Default" table:number-columns-repeated="3"/>
          <table:table-cell table:style-name="ce617" table:number-columns-repeated="2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7"/>
          <table:table-cell table:style-name="ce849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2">
          <table:table-cell table:style-name="ce451" table:content-validation-name="val101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17" table:content-validation-name="val112"/>
          <table:table-cell table:style-name="ce720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61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7"/>
          <table:table-cell table:style-name="ce849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2" table:content-validation-name="val10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0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8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8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8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9" table:formula="of:=[.G25]" office:value-type="string" office:string-value="-5 Z" calcext:value-type="string">
            <text:p>-5 Z</text:p>
          </table:table-cell>
          <table:table-cell table:style-name="ce977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7"/>
          <table:table-cell table:style-name="ce849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3" table:content-validation-name="val103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0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8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6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7"/>
          <table:table-cell table:style-name="ce849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3" table:content-validation-name="val103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8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6" table:formula="of:=[.G27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7"/>
          <table:table-cell table:style-name="ce849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3" table:content-validation-name="val103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8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6" table:formula="of:=[.G28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3" table:content-validation-name="val103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8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6" table:formula="of:=[.G29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3" table:content-validation-name="val103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6" table:formula="of:=[.G30]" office:value-type="string" office:string-value="N/A" calcext:value-type="string">
            <text:p>N/A</text:p>
          </table:table-cell>
          <table:table-cell table:style-name="ce977" table:number-columns-spanned="2" table:number-rows-spanned="1"/>
          <table:covered-table-cell table:style-name="ce803"/>
          <table:table-cell table:style-name="ce61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4" table:content-validation-name="val103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0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8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8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8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5" table:content-validation-name="val103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0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8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8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8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6" table:formula="of:=ROUNDDOWN([Alapértékek.$J$31]*[Alapértékek.$D$35]*0.5)" office:value-type="float" office:value="0" calcext:value-type="float">
            <text:p>0</text:p>
          </table:table-cell>
          <table:table-cell table:style-name="ce949" table:number-columns-spanned="3" table:number-rows-spanned="1"/>
          <table:covered-table-cell table:number-columns-repeated="2" table:style-name="ce977"/>
          <table:table-cell table:style-name="ce61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9" table:content-validation-name="val160"/>
          <table:covered-table-cell table:style-name="ce977"/>
          <table:covered-table-cell table:style-name="ce617"/>
          <table:table-cell table:style-name="ce61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7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3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1"/>
          <table:table-cell table:style-name="ce628" office:value-type="float" office:value="0" calcext:value-type="float">
            <text:p>0</text:p>
          </table:table-cell>
          <table:table-cell table:style-name="ce667" table:content-validation-name="val147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30"/>
          <table:table-cell table:style-name="ce61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7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4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47"/>
          <table:table-cell table:style-name="ce855" table:content-validation-name="val129" office:value-type="string" calcext:value-type="string">
            <text:p>Tám/kör</text:p>
          </table:table-cell>
          <table:table-cell table:style-name="ce855" office:value-type="string" calcext:value-type="string">
            <text:p>KÉ</text:p>
          </table:table-cell>
          <table:table-cell table:style-name="ce855" office:value-type="string" calcext:value-type="string">
            <text:p>TÉ</text:p>
          </table:table-cell>
          <table:table-cell table:style-name="ce855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81" table:content-validation-name="val104" office:value-type="string" calcext:value-type="string">
            <text:p><text:s text:c="3"/>Elsődleges fegyver</text:p>
          </table:table-cell>
          <table:table-cell table:style-name="ce743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7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81" table:content-validation-name="val104" office:value-type="string" calcext:value-type="string">
            <text:p><text:s text:c="3"/>Másodlagos fegyver</text:p>
          </table:table-cell>
          <table:table-cell table:style-name="ce743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30" table:number-columns-repeated="2"/>
          <table:table-cell table:style-name="ce633"/>
          <table:table-cell table:style-name="ce730"/>
          <table:table-cell table:style-name="ce633" table:number-columns-repeated="3"/>
          <table:table-cell table:style-name="ce1025"/>
          <table:table-cell table:style-name="ce624"/>
          <table:table-cell/>
          <table:table-cell table:style-name="ce861" table:content-validation-name="val174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4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7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9"/>
          <table:table-cell table:style-name="ce809"/>
          <table:table-cell table:style-name="ce860" office:value-type="string" calcext:value-type="string">
            <text:p>Harckeret</text:p>
          </table:table-cell>
          <table:table-cell table:style-name="ce860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60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4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7" table:number-columns-spanned="2" table:number-rows-spanned="1"/>
          <table:covered-table-cell table:style-name="ce747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1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6" table:content-validation-name="val174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73" table:content-validation-name="val174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73" table:content-validation-name="val174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4"/>
          <table:table-cell table:number-columns-repeated="23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9" table:content-validation-name="val118" table:number-columns-spanned="2" table:number-rows-spanned="1"/>
          <table:covered-table-cell table:style-name="ce810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7"/>
          <table:table-cell table:style-name="ce866" table:content-validation-name="val174" table:formula="of:=IF([.$B$53]&gt;0;[.L$60];[$Data.$T$17])" office:value-type="float" office:value="-10" calcext:value-type="float">
            <text:p>-10</text:p>
          </table:table-cell>
          <table:table-cell table:style-name="ce1077" table:content-validation-name="val174" table:formula="of:=IF([.$B$53]&gt;0;[.M$60];[$Data.$T$17])" office:value-type="float" office:value="-10" calcext:value-type="float">
            <text:p>-10</text:p>
          </table:table-cell>
          <table:table-cell table:style-name="ce1077" table:content-validation-name="val174" table:formula="of:=IF([.$B$53]&gt;0;[.N$60];[$Data.$T$17])" office:value-type="float" office:value="-10" calcext:value-type="float">
            <text:p>-10</text:p>
          </table:table-cell>
          <table:table-cell table:style-name="ce1077" table:content-validation-name="val174" table:formula="of:=IF([.$B$53]&gt;0;[.O$60];0)" office:value-type="float" office:value="0" calcext:value-type="float">
            <text:p>0</text:p>
          </table:table-cell>
          <table:table-cell table:style-name="ce1077" table:formula="of:=[.P60]" office:value-type="float" office:value="0" calcext:value-type="float">
            <text:p>0</text:p>
          </table:table-cell>
          <table:table-cell table:style-name="ce907"/>
          <table:table-cell table:style-name="ce811"/>
          <table:table-cell table:number-columns-repeated="238"/>
        </table:table-row>
        <table:table-row table:style-name="ro2">
          <table:table-cell table:style-name="ce681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49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5"/>
          <table:table-cell table:style-name="ce617" table:number-columns-repeated="3"/>
          <table:table-cell table:style-name="ce811" table:number-columns-repeated="3"/>
          <table:table-cell table:style-name="ce893"/>
          <table:table-cell table:style-name="ce633"/>
          <table:table-cell table:style-name="ce811"/>
          <table:table-cell table:number-columns-repeated="23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9" table:content-validation-name="val120" table:number-columns-spanned="2" table:number-rows-spanned="1"/>
          <table:covered-table-cell table:style-name="ce749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10" office:value-type="string" calcext:value-type="string">
            <text:p>Szúró</text:p>
          </table:table-cell>
          <table:table-cell table:style-name="ce810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7" table:number-columns-repeated="3"/>
          <table:table-cell table:style-name="ce811" table:number-columns-repeated="3"/>
          <table:table-cell table:style-name="ce893"/>
          <table:table-cell table:style-name="ce633"/>
          <table:table-cell table:style-name="ce811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51" table:content-validation-name="val121" table:number-columns-spanned="2" table:number-rows-spanned="1"/>
          <table:covered-table-cell table:style-name="ce751"/>
          <table:table-cell table:style-name="ce892" table:content-validation-name="val139" office:value-type="string" calcext:value-type="string">
            <text:p>Akt MGT</text:p>
          </table:table-cell>
          <table:table-cell table:style-name="ce947" table:content-validation-name="val152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2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2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2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7" table:number-columns-repeated="2"/>
          <table:table-cell table:style-name="ce811" table:number-columns-repeated="3"/>
          <table:table-cell table:style-name="ce893"/>
          <table:table-cell table:style-name="ce633"/>
          <table:table-cell table:style-name="ce811"/>
          <table:table-cell table:number-columns-repeated="238"/>
        </table:table-row>
        <table:table-row table:style-name="ro2">
          <table:table-cell table:style-name="ce963"/>
          <table:table-cell table:style-name="ce721"/>
          <table:table-cell table:style-name="ce624" table:number-columns-repeated="2"/>
          <table:table-cell table:number-columns-repeated="3"/>
          <table:table-cell table:style-name="ce624"/>
          <table:table-cell table:style-name="ce1009"/>
          <table:table-cell table:style-name="ce617" table:number-columns-repeated="3"/>
          <table:table-cell table:style-name="ce811" table:number-columns-repeated="3"/>
          <table:table-cell table:style-name="ce893"/>
          <table:table-cell table:style-name="ce633"/>
          <table:table-cell table:style-name="ce81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7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11"/>
          <table:table-cell table:style-name="Default" table:number-columns-repeated="3"/>
          <table:table-cell table:style-name="ce811" table:number-columns-repeated="2"/>
          <table:table-cell table:style-name="ce893"/>
          <table:table-cell table:style-name="ce633"/>
          <table:table-cell table:style-name="ce8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66"/>
          <table:table-cell table:style-name="ce710"/>
          <table:table-cell table:style-name="ce773"/>
          <table:table-cell table:style-name="ce902"/>
          <table:table-cell table:style-name="ce617" table:number-columns-repeated="2"/>
          <table:table-cell table:style-name="Default" table:number-columns-repeated="3"/>
          <table:table-cell table:style-name="ce617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68"/>
          <table:table-cell table:style-name="ce716"/>
          <table:table-cell table:style-name="ce777"/>
          <table:table-cell table:style-name="ce903"/>
          <table:table-cell table:style-name="ce617" table:number-columns-repeated="2"/>
          <table:table-cell table:style-name="Default" table:number-columns-repeated="3"/>
          <table:table-cell table:style-name="ce617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5"/>
          <table:table-cell table:style-name="ce719"/>
          <table:table-cell table:style-name="ce778"/>
          <table:table-cell table:style-name="ce904"/>
          <table:table-cell table:style-name="ce617" table:number-columns-repeated="2"/>
          <table:table-cell table:style-name="Default" table:number-columns-repeated="3"/>
          <table:table-cell table:style-name="ce617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6"/>
          <table:table-cell table:style-name="ce725"/>
          <table:table-cell table:style-name="ce780"/>
          <table:table-cell table:style-name="ce911"/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7"/>
          <table:table-cell table:style-name="ce727"/>
          <table:table-cell table:style-name="ce781"/>
          <table:table-cell table:style-name="ce912"/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11"/>
          <table:covered-table-cell table:style-name="ce825"/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9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11"/>
          <table:table-cell table:style-name="ce617" table:number-columns-repeated="6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17"/>
          <table:table-cell table:style-name="ce556"/>
          <table:table-cell table:style-name="ce617" table:number-columns-repeated="13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 table:number-rows-repeated="65465">
          <table:table-cell table:style-name="ce617" table:number-columns-repeated="15"/>
          <table:table-cell table:style-name="ce706"/>
          <table:table-cell table:style-name="ce633"/>
          <table:table-cell table:style-name="ce617"/>
          <table:table-cell table:number-columns-repeated="238"/>
        </table:table-row>
        <table:table-row table:style-name="ro2" table:number-rows-repeated="9">
          <table:table-cell table:style-name="ce61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10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63"/>
          <table:table-cell table:style-name="ce1144" table:content-validation-name="val110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63" table:content-validation-name="val110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8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63"/>
          <table:table-cell table:style-name="ce1146" table:content-validation-name="val110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63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4" office:value-type="string" calcext:value-type="string">
            <text:p>Af Próba Nehézség</text:p>
          </table:table-cell>
          <table:table-cell table:style-name="ce1223" table:content-validation-name="val184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5" office:value-type="float" office:value="3" calcext:value-type="float">
            <text:p>3 →</text:p>
          </table:table-cell>
          <table:table-cell table:style-name="ce1225" table:content-validation-name="val185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2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10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5" office:value-type="float" office:value="6" calcext:value-type="float">
            <text:p>6 →</text:p>
          </table:table-cell>
          <table:table-cell table:style-name="ce1225" table:content-validation-name="val18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5" office:value-type="float" office:value="9" calcext:value-type="float">
            <text:p>9 →</text:p>
          </table:table-cell>
          <table:table-cell table:style-name="ce1225" table:content-validation-name="val185" office:value-type="float" office:value="10" calcext:value-type="float">
            <text:p>10</text:p>
          </table:table-cell>
          <table:table-cell table:number-columns-repeated="240"/>
        </table:table-row>
        <table:table-row table:style-name="ro14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10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12" calcext:value-type="float">
            <text:p>12 →</text:p>
          </table:table-cell>
          <table:table-cell table:style-name="ce1225" table:content-validation-name="val18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10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15" calcext:value-type="float">
            <text:p>15 →</text:p>
          </table:table-cell>
          <table:table-cell table:style-name="ce1225" table:content-validation-name="val185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10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7" table:number-columns-spanned="4" table:number-rows-spanned="1"/>
          <table:covered-table-cell table:style-name="ce738" table:content-validation-name="val177"/>
          <table:covered-table-cell table:style-name="ce298" table:content-validation-name="val177"/>
          <table:covered-table-cell table:style-name="ce252" table:content-validation-name="val177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5" office:value-type="float" office:value="18" calcext:value-type="float">
            <text:p>18 →</text:p>
          </table:table-cell>
          <table:table-cell table:style-name="ce1225" table:content-validation-name="val18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10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33" table:content-validation-name="val177" table:number-columns-spanned="4" table:number-rows-spanned="1"/>
          <table:covered-table-cell table:style-name="ce1437" table:content-validation-name="val177"/>
          <table:covered-table-cell table:style-name="ce1020" table:content-validation-name="val177"/>
          <table:covered-table-cell table:style-name="ce1022" table:content-validation-name="val177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5" office:value-type="float" office:value="21" calcext:value-type="float">
            <text:p>21 →</text:p>
          </table:table-cell>
          <table:table-cell table:style-name="ce1225" table:content-validation-name="val185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10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5" office:value-type="float" office:value="24" calcext:value-type="float">
            <text:p>24 →</text:p>
          </table:table-cell>
          <table:table-cell table:style-name="ce1225" table:content-validation-name="val185" office:value-type="float" office:value="35" calcext:value-type="float">
            <text:p>35</text:p>
          </table:table-cell>
          <table:table-cell table:number-columns-repeated="240"/>
        </table:table-row>
        <table:table-row table:style-name="ro14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10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27" calcext:value-type="float">
            <text:p>27 →</text:p>
          </table:table-cell>
          <table:table-cell table:style-name="ce1225" table:content-validation-name="val185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10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30" calcext:value-type="float">
            <text:p>30 →</text:p>
          </table:table-cell>
          <table:table-cell table:style-name="ce1225" table:content-validation-name="val18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10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10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10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10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10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10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10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10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38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10" table:formula="of:=[.$E26]*[$Data.$C$13]" office:value-type="float" office:value="0" calcext:value-type="float">
            <text:p>0</text:p>
          </table:table-cell>
          <table:table-cell/>
          <table:table-cell table:style-name="ce1233" table:content-validation-name="val179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4"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10" office:value-type="float" office:value="4" calcext:value-type="float">
            <text:p>4</text:p>
          </table:table-cell>
          <table:table-cell table:style-name="ce1190" table:content-validation-name="val176" office:value-type="float" office:value="0" calcext:value-type="float">
            <text:p>0</text:p>
          </table:table-cell>
          <table:table-cell table:style-name="ce1226" table:content-validation-name="val110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3" office:value-type="float" office:value="0" calcext:value-type="float">
            <text:p>0</text:p>
          </table:table-cell>
          <table:table-cell table:style-name="ce1279" table:content-validation-name="val110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15">
          <table:table-cell table:style-name="ce1143" table:content-validation-name="val58" table:number-columns-spanned="13" table:number-rows-spanned="1"/>
          <table:covered-table-cell table:number-columns-repeated="11" table:style-name="ce1143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7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7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9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7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2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2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3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5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60" table:content-validation-name="val186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6">
          <table:table-cell table:style-name="ce1460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6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6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6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6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6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6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30">➖➖➖ </text:span><text:span text:style-name="T42">Származás </text:span><text:span text:style-name="T4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41"><text:a xlink:href="https://github.com/kaktusztea/km100/blob/master/md/hatterek.szabad/nyelvismeret.md" xlink:type="simple">Nyelvismeret</text:a></text:span><text:span text:style-name="T41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3"/>
        </table:table-row>
        <table:table-row table:style-name="ro14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30">➖➖➖ </text:span><text:span text:style-name="T42">Küllem, fizikum </text:span><text:span text:style-name="T43">➖➖➖ </text:span>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span text:style-name="T37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3"/>
        </table:table-row>
        <table:table-row table:style-name="ro6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6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<text:span text:style-name="T37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 table:number-columns-repeated="7"/>
        </table:table-row>
        <table:table-row table:style-name="ro6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6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3" table:formula="of:=COUNTA([.G6:.G46])" office:value-type="float" office:value="41" calcext:value-type="float">
            <text:p>41</text:p>
          </table:table-cell>
          <table:table-cell table:style-name="ce1858"/>
          <table:table-cell table:number-columns-repeated="7"/>
        </table:table-row>
        <table:table-row table:style-name="ro6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60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5"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ce1852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423"/>
        <table:table-column table:style-name="co84" table:default-cell-style-name="ce423"/>
        <table:table-column table:style-name="co38" table:number-columns-repeated="254" table:default-cell-style-name="ce423"/>
        <table:table-column table:style-name="co14" table:number-columns-repeated="16128" table:default-cell-style-name="ce423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2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7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7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7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2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row table:style-name="ro1">
          <table:table-cell table:style-name="ce1895" office:value-type="string" calcext:value-type="string">
            <text:p>V8.6.3</text:p>
          </table:table-cell>
        </table:table-row>
        <table:table-row table:style-name="ro1">
          <table:table-cell table:style-name="ce1897" office:value-type="string" calcext:value-type="string">
            <text:p>* Helyismeret db számláló</text:p>
          </table:table-cell>
        </table:table-row>
        <table:table-row table:style-name="ro1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6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1897" office:value-type="string" calcext:value-type="string">
            <text:p>* Leíró Hátterek bekerültek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1</text:p>
          </table:table-cell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7" office:value-type="string" calcext:value-type="string">
            <text:p>* Szakma lista</text:p>
          </table:table-cell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0</text:p>
          </table:table-cell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6</text:p>
          </table:table-cell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4</text:p>
          </table:table-cell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3</text:p>
          </table:table-cell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1">
          <table:table-cell table:style-name="ce1895" office:value-type="string" calcext:value-type="string">
            <text:p>V8.2.2</text:p>
          </table:table-cell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0</text:p>
          </table:table-cell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1</text:p>
          </table:table-cell>
        </table:table-row>
        <table:table-row table:style-name="ro1">
          <table:table-cell table:style-name="ce1897" office:value-type="string" calcext:value-type="string">
            <text:p>* Max szint: 21</text:p>
          </table:table-cell>
        </table:table-row>
        <table:table-row table:style-name="ro1">
          <table:table-cell table:style-name="ce1897" office:value-type="string" calcext:value-type="string">
            <text:p>* KP Alap: 150</text:p>
          </table:table-cell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0</text:p>
          </table:table-cell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5</text:p>
          </table:table-cell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1</text:p>
          </table:table-cell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0</text:p>
          </table:table-cell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3</text:p>
          </table:table-cell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2</text:p>
          </table:table-cell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1</text:p>
          </table:table-cell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900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</text:span><text:span text:style-name="T45"> 1 HM = 4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</text:span><text:span text:style-name="T45"> Vakság: 45KP, Süketség: 35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00" office:value-type="string" calcext:value-type="string">
            <text:p>* <text:span text:style-name="T22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49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49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49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49">→</text:span><text:span text:style-name="T15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30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6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4"/>
          <table:covered-table-cell table:style-name="ce1783"/>
          <table:covered-table-cell table:number-columns-repeated="6" table:style-name="ce1774"/>
          <table:covered-table-cell table:number-columns-repeated="3" table:style-name="ce1815"/>
          <table:covered-table-cell table:style-name="ce17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4"/>
          <table:table-cell table:style-name="ce1783"/>
          <table:table-cell table:style-name="ce1774" table:number-columns-repeated="6"/>
          <table:table-cell table:style-name="ce1815" table:number-columns-repeated="3"/>
          <table:table-cell table:style-name="ce17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7" office:value-type="string" calcext:value-type="string">
            <text:p>Szint</text:p>
          </table:table-cell>
          <table:table-cell table:style-name="ce1797" office:value-type="string" calcext:value-type="string" table:number-columns-spanned="2" table:number-rows-spanned="1">
            <text:p>KP</text:p>
          </table:table-cell>
          <table:covered-table-cell table:style-name="ce17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7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6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7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6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6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7" office:value-type="string" calcext:value-type="string">
            <text:p>Fok</text:p>
          </table:table-cell>
          <table:table-cell table:style-name="ce176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6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6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6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6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6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8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6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82"/>
          <table:table-cell table:number-columns-repeated="235"/>
        </table:table-row>
        <table:table-row table:style-name="ro3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6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8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8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6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8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6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2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6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7" table:number-columns-repeated="3"/>
          <table:table-cell table:style-name="ce188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9"/>
          <table:table-cell table:style-name="ce617"/>
          <table:table-cell table:style-name="ce188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7" table:content-validation-name="val189" office:value-type="string" calcext:value-type="string">
            <text:p>Fok</text:p>
          </table:table-cell>
          <table:table-cell table:style-name="ce1767" table:content-validation-name="val189" office:value-type="string" calcext:value-type="string">
            <text:p>Bónusz</text:p>
          </table:table-cell>
          <table:table-cell table:style-name="ce70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37" table:content-validation-name="val187" office:value-type="string" calcext:value-type="string">
            <text:p>Egyik HM nagyobb lehet</text:p>
          </table:table-cell>
          <table:table-cell table:style-name="ce1933" table:content-validation-name="val18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9" office:value-type="float" office:value="0" calcext:value-type="float">
            <text:p>0</text:p>
          </table:table-cell>
          <table:table-cell table:style-name="ce1341" table:content-validation-name="val189" office:value-type="float" office:value="0" calcext:value-type="float">
            <text:p>0</text:p>
          </table:table-cell>
          <table:table-cell table:style-name="ce70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9" office:value-type="float" office:value="1" calcext:value-type="float">
            <text:p>1</text:p>
          </table:table-cell>
          <table:table-cell table:style-name="ce1341" table:content-validation-name="val189" office:value-type="float" office:value="1" calcext:value-type="float">
            <text:p>1</text:p>
          </table:table-cell>
          <table:table-cell table:style-name="ce70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6" table:content-validation-name="val58"/>
          <table:table-cell table:style-name="ce706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7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706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6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3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6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7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7" table:content-validation-name="val58"/>
          <table:table-cell table:style-name="ce176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72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72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72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72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6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6" table:content-validation-name="val58"/>
          <table:table-cell table:style-name="ce1675" table:content-validation-name="val58" table:number-columns-repeated="2"/>
          <table:table-cell table:style-name="ce1842" table:content-validation-name="val58"/>
          <table:table-cell table:style-name="ce1788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7" table:content-validation-name="val58"/>
          <table:covered-table-cell table:style-name="ce70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73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73" table:content-validation-name="val58"/>
          <table:table-cell table:style-name="ce1773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73" table:content-validation-name="val58" office:value-type="string" calcext:value-type="string">
            <text:p>Szúró</text:p>
          </table:table-cell>
          <table:table-cell table:style-name="ce1773" table:content-validation-name="val58" office:value-type="string" calcext:value-type="string">
            <text:p>Vágó</text:p>
          </table:table-cell>
          <table:table-cell table:style-name="ce1773" table:content-validation-name="val58" office:value-type="string" calcext:value-type="string">
            <text:p>Zúzó</text:p>
          </table:table-cell>
          <table:table-cell table:style-name="ce1773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50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50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50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50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50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50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50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73" table:content-validation-name="val58" office:value-type="string" calcext:value-type="string">
            <text:p>SFÉ</text:p>
          </table:table-cell>
          <table:table-cell table:style-name="ce1773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73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65"/>
          <table:table-cell table:style-name="ce1617"/>
          <table:table-cell table:style-name="Default" table:number-columns-repeated="3"/>
          <table:table-cell table:style-name="ce1788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5"/>
          <table:table-cell table:style-name="ce1646"/>
          <table:table-cell table:style-name="ce1675" table:number-columns-repeated="2"/>
          <table:table-cell table:style-name="ce1842"/>
          <table:table-cell table:style-name="ce1788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5"/>
          <table:table-cell table:style-name="ce1646"/>
          <table:table-cell table:style-name="ce1675" table:number-columns-repeated="2"/>
          <table:table-cell table:style-name="ce1842"/>
          <table:table-cell table:style-name="ce1788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65"/>
          <table:table-cell table:style-name="ce1646"/>
          <table:table-cell table:style-name="ce1675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65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20:01:03.53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2T20:57:58.291000000</dc:date>
    <meta:editing-cycles>671</meta:editing-cycles>
    <meta:editing-duration>P7DT11H5M7S</meta:editing-duration>
    <meta:document-statistic meta:table-count="11" meta:cell-count="335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